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81cf" officeooo:paragraph-rsid="001e81cf"/>
    </style:style>
    <style:style style:name="P2" style:family="paragraph" style:parent-style-name="Standard">
      <style:text-properties officeooo:rsid="001ff3ef" officeooo:paragraph-rsid="001ff3ef"/>
    </style:style>
    <style:style style:name="P3" style:family="paragraph" style:parent-style-name="Standard">
      <style:text-properties officeooo:rsid="00202c1c" officeooo:paragraph-rsid="00202c1c"/>
    </style:style>
    <style:style style:name="P4" style:family="paragraph" style:parent-style-name="Standard">
      <style:text-properties officeooo:rsid="0023f38a" officeooo:paragraph-rsid="0023f38a"/>
    </style:style>
    <style:style style:name="T1" style:family="text">
      <style:text-properties officeooo:rsid="001ff3ef"/>
    </style:style>
    <style:style style:name="T2" style:family="text">
      <style:text-properties officeooo:rsid="0023f3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user</text:span>level:<text:span text:style-name="T1">integer</text:span></text:p>
      <text:p text:style-name="P2">privacylevel:integer</text:p>
      <text:p text:style-name="P3">facebooklink:<text:span text:style-name="T2">string</text:span></text:p>
      <text:p text:style-name="P3">twitterlink:<text:span text:style-name="T2">string</text:span></text:p>
      <text:p text:style-name="P4">websitelink:string</text:p>
      <text:p text:style-name="P1">party:string</text:p>
      <text:p text:style-name="P1">impissue1:string</text:p>
      <text:p text:style-name="P1">impissue2:string</text:p>
      <text:p text:style-name="P1">impissue3:string</text:p>
      <text:p text:style-name="P1">abortion:integer</text:p>
      <text:p text:style-name="P1">abortiontext:text</text:p>
      <text:p text:style-name="P1">budget:integer</text:p>
      <text:p text:style-name="P1">budgettext:text</text:p>
      <text:p text:style-name="P1">civilrights:integer</text:p>
      <text:p text:style-name="P1">civilrightstext:text</text:p>
      <text:p text:style-name="P1">crime:integer</text:p>
      <text:p text:style-name="P1">crimetext:text</text:p>
      <text:p text:style-name="P1">homeland:integer</text:p>
      <text:p text:style-name="P1">homelandtext:text</text:p>
      <text:p text:style-name="P1">drugs:integer</text:p>
      <text:p text:style-name="P1">drugstext:text</text:p>
      <text:p text:style-name="P1">education:integer</text:p>
      <text:p text:style-name="P1">educationtext:text</text:p>
      <text:p text:style-name="P1">environment:integer</text:p>
      <text:p text:style-name="P1">environmenttext:text</text:p>
      <text:p text:style-name="P1">families:integer</text:p>
      <text:p text:style-name="P1">familiestext:text</text:p>
      <text:p text:style-name="P1">foreignpolicy:integer</text:p>
      <text:p text:style-name="P1">foreignpolicytext:text</text:p>
      <text:p text:style-name="P1">freetrade:integer</text:p>
      <text:p text:style-name="P1">freetradetext:text</text:p>
      <text:p text:style-name="P1">govreform:integer</text:p>
      <text:p text:style-name="P1">govreformtext:text</text:p>
      <text:p text:style-name="P1">guns:integer</text:p>
      <text:p text:style-name="P1">gunstext:text</text:p>
      <text:p text:style-name="P1">healthcare:integer</text:p>
      <text:p text:style-name="P1">healthcaretext:text</text:p>
      <text:p text:style-name="P1">immigration:integer</text:p>
      <text:p text:style-name="P1">immigrationtext:text</text:p>
      <text:p text:style-name="P1">principles:integer</text:p>
      <text:p text:style-name="P1">principlestext:text</text:p>
      <text:p text:style-name="P1">socialsecurity:integer</text:p>
      <text:p text:style-name="P1">socialsecuritytext:text</text:p>
      <text:p text:style-name="P1">taxreform:integer</text:p>
      <text:p text:style-name="P1">taxreformtext:text</text:p>
      <text:p text:style-name="P1">technology:integer</text:p>
      <text:p text:style-name="P1">technologytext:text</text:p>
      <text:p text:style-name="P1">welfare:integer</text:p>
      <text:p text:style-name="P1">welfaretext: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3T13:20:12.781990901</meta:creation-date>
    <dc:date>2016-12-23T13:39:53.977878108</dc:date>
    <meta:editing-duration>PT8M39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49" meta:word-count="49" meta:character-count="846" meta:non-whitespace-character-count="846"/>
  </office:meta>
</office:document-meta>
</file>